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Statistique_20_tous_20_formats">
      <style:table-properties table:display="true" style:writing-mode="lr-tb"/>
    </style:style>
    <style:style style:name="ta2" style:family="table" style:master-page-name="PageStyle_5f_statistiques_5f_xls">
      <style:table-properties table:display="true" style:writing-mode="lr-tb"/>
    </style:style>
    <style:style style:name="ta3" style:family="table" style:master-page-name="PageStyle_5f_Données_20_OSM">
      <style:table-properties table:display="true" style:writing-mode="lr-tb"/>
    </style:style>
    <style:style style:name="ta4" style:family="table" style:master-page-name="PageStyle_5f_Formats">
      <style:table-properties table:display="true" style:writing-mode="lr-tb"/>
    </style:style>
    <style:style style:name="ta5" style:family="table" style:master-page-name="PageStyle_5f_Origine">
      <style:table-properties table:display="true" style:writing-mode="lr-tb"/>
    </style:style>
    <style:style style:name="ta6" style:family="table" style:master-page-name="PageStyle_5f_Statistiques_20_générales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100"/>
    <style:style style:name="ce5" style:family="table-cell" style:parent-style-name="Default" style:data-style-name="N1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tatistique tous forma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2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equêtes analysées du Mar 29 Mars 2011 à 18:12 au Mer 20 Mars 2013 à 16:59 (721,95 jours).</text:p>
          </table:table-cell>
          <table:table-cell table:number-columns-repeated="255"/>
        </table:table-row>
        <table:table-row table:style-name="ro2">
          <table:table-cell office:value-type="string">
            <text:p>Nb de req.</text:p>
          </table:table-cell>
          <table:table-cell office:value-type="string">
            <text:p>req/7 jours</text:p>
          </table:table-cell>
          <table:table-cell office:value-type="string">
            <text:p>Nb mois en ligne</text:p>
          </table:table-cell>
          <table:table-cell office:value-type="string">
            <text:p>fichier</text:p>
          </table:table-cell>
          <table:table-cell table:number-columns-repeated="252"/>
        </table:table-row>
        <table:table-row table:style-name="ro2">
          <table:table-cell office:value-type="float" office:value="10149">
            <text:p>10149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string">
            <text:p>Liste Associations</text:p>
          </table:table-cell>
          <table:table-cell table:number-columns-repeated="252"/>
        </table:table-row>
        <table:table-row table:style-name="ro2">
          <table:table-cell office:value-type="float" office:value="8496">
            <text:p>8496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string">
            <text:p>Etablissements publics</text:p>
          </table:table-cell>
          <table:table-cell table:number-columns-repeated="252"/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string">
            <text:p>Espaces verts (tous)</text:p>
          </table:table-cell>
          <table:table-cell table:number-columns-repeated="252"/>
        </table:table-row>
        <table:table-row table:style-name="ro2">
          <table:table-cell office:value-type="float" office:value="1626">
            <text:p>162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Arbres d'alignement</text:p>
          </table:table-cell>
          <table:table-cell table:number-columns-repeated="5"/>
          <table:table-cell office:value-type="string">
            <text:p>Fichier</text:p>
          </table:table-cell>
          <table:table-cell office:value-type="string">
            <text:p>Nb de req. sur fichiers (mars 2011 - mars 2013)</text:p>
          </table:table-cell>
          <table:table-cell table:number-columns-repeated="245"/>
        </table:table-row>
        <table:table-row table:style-name="ro2">
          <table:table-cell office:value-type="float" office:value="1471">
            <text:p>147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Caméras de vidéo protection</text:p>
          </table:table-cell>
          <table:table-cell table:number-columns-repeated="5"/>
          <table:table-cell office:value-type="string">
            <text:p>Liste Associations</text:p>
          </table:table-cell>
          <table:table-cell office:value-type="float" office:value="10149">
            <text:p>10149</text:p>
          </table:table-cell>
          <table:table-cell table:number-columns-repeated="245"/>
        </table:table-row>
        <table:table-row table:style-name="ro2">
          <table:table-cell office:value-type="float" office:value="1441">
            <text:p>144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string">
            <text:p>Diagnostic territorial (tous quartiers)</text:p>
          </table:table-cell>
          <table:table-cell table:number-columns-repeated="5"/>
          <table:table-cell office:value-type="string">
            <text:p>Etablissements publics</text:p>
          </table:table-cell>
          <table:table-cell office:value-type="float" office:value="8496">
            <text:p>8496</text:p>
          </table:table-cell>
          <table:table-cell table:number-columns-repeated="245"/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Arbres Remarquables</text:p>
          </table:table-cell>
          <table:table-cell table:number-columns-repeated="5"/>
          <table:table-cell office:value-type="string">
            <text:p>Espaces verts (tous)</text:p>
          </table:table-cell>
          <table:table-cell office:value-type="float" office:value="2051">
            <text:p>2051</text:p>
          </table:table-cell>
          <table:table-cell/>
          <table:table-cell>
            <draw:frame table:end-cell-address="'Statistique tous formats'.U32" table:end-x="1.395cm" table:end-y="0.297cm" draw:z-index="0" draw:name="Graphique 1" draw:style-name="gr1" draw:text-style-name="P1" svg:width="18.216cm" svg:height="11.234cm" svg:x="0.39cm" svg:y="0.421cm">
              <draw:object draw:notify-on-update-of-ranges="'Statistique tous formats'.J7:'Statistique tous formats'.J16 'Statistique tous formats'.K6:'Statistique tous formats'.K6 'Statistique tous formats'.K7:'Statistique tous formats'.K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3"/>
        </table:table-row>
        <table:table-row table:style-name="ro2">
          <table:table-cell office:value-type="float" office:value="1200">
            <text:p>120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Défibrilateurs</text:p>
          </table:table-cell>
          <table:table-cell table:number-columns-repeated="5"/>
          <table:table-cell office:value-type="string">
            <text:p>Arbres d'alignement</text:p>
          </table:table-cell>
          <table:table-cell office:value-type="float" office:value="1626">
            <text:p>1626</text:p>
          </table:table-cell>
          <table:table-cell table:number-columns-repeated="245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Places reservees</text:p>
          </table:table-cell>
          <table:table-cell table:number-columns-repeated="5"/>
          <table:table-cell office:value-type="string">
            <text:p>Caméras de vidéo protection</text:p>
          </table:table-cell>
          <table:table-cell office:value-type="float" office:value="1471">
            <text:p>1471</text:p>
          </table:table-cell>
          <table:table-cell table:number-columns-repeated="245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ATM (OSM)</text:p>
          </table:table-cell>
          <table:table-cell table:number-columns-repeated="5"/>
          <table:table-cell office:value-type="string">
            <text:p>Diagnostic territorial (tous quartiers)</text:p>
          </table:table-cell>
          <table:table-cell office:value-type="float" office:value="1441">
            <text:p>1441</text:p>
          </table:table-cell>
          <table:table-cell table:number-columns-repeated="245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Parcs et jardins</text:p>
          </table:table-cell>
          <table:table-cell table:number-columns-repeated="5"/>
          <table:table-cell office:value-type="string">
            <text:p>Arbres Remarquables</text:p>
          </table:table-cell>
          <table:table-cell office:value-type="float" office:value="1329">
            <text:p>1329</text:p>
          </table:table-cell>
          <table:table-cell table:number-columns-repeated="245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Point adresse</text:p>
          </table:table-cell>
          <table:table-cell table:number-columns-repeated="5"/>
          <table:table-cell office:value-type="string">
            <text:p>Défibrilateurs</text:p>
          </table:table-cell>
          <table:table-cell office:value-type="float" office:value="1200">
            <text:p>1200</text:p>
          </table:table-cell>
          <table:table-cell table:number-columns-repeated="245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Filaire voies</text:p>
          </table:table-cell>
          <table:table-cell table:number-columns-repeated="5"/>
          <table:table-cell office:value-type="string">
            <text:p>Places reservees</text:p>
          </table:table-cell>
          <table:table-cell office:value-type="float" office:value="1039">
            <text:p>1039</text:p>
          </table:table-cell>
          <table:table-cell table:number-columns-repeated="245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Monuments historiques</text:p>
          </table:table-cell>
          <table:table-cell table:number-columns-repeated="5"/>
          <table:table-cell office:value-type="string">
            <text:p>ATM (OSM)</text:p>
          </table:table-cell>
          <table:table-cell office:value-type="float" office:value="971">
            <text:p>971</text:p>
          </table:table-cell>
          <table:table-cell table:number-columns-repeated="245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string">
            <text:p>Carte scolaire primaire</text:p>
          </table:table-cell>
          <table:table-cell table:number-columns-repeated="252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Tarification voies</text:p>
          </table:table-cell>
          <table:table-cell table:number-columns-repeated="252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Demandeurs d’emploi inscrits à Pôle emploi (2011)</text:p>
          </table:table-cell>
          <table:table-cell table:number-columns-repeated="252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>Horodateurs</text:p>
          </table:table-cell>
          <table:table-cell table:number-columns-repeated="25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Bénéficiaires du régime général de l’assurance maladie (2010)</text:p>
          </table:table-cell>
          <table:table-cell table:number-columns-repeated="252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Eclairage public</text:p>
          </table:table-cell>
          <table:table-cell table:number-columns-repeated="252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string">
            <text:p>PAE</text:p>
          </table:table-cell>
          <table:table-cell table:number-columns-repeated="252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Batiments</text:p>
          </table:table-cell>
          <table:table-cell table:number-columns-repeated="252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Dataset open data</text:p>
          </table:table-cell>
          <table:table-cell table:number-columns-repeated="252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Revenus fiscaux</text:p>
          </table:table-cell>
          <table:table-cell table:number-columns-repeated="252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Orthophoto</text:p>
          </table:table-cell>
          <table:table-cell table:number-columns-repeated="252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Accessibilité trottoirs</text:p>
          </table:table-cell>
          <table:table-cell table:number-columns-repeated="252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Bassins verssants</text:p>
          </table:table-cell>
          <table:table-cell table:number-columns-repeated="252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Entreprises et établissements SIRENE (2009)</text:p>
          </table:table-cell>
          <table:table-cell table:number-columns-repeated="252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Pistes cyclables</text:p>
          </table:table-cell>
          <table:table-cell table:number-columns-repeated="252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string">
            <text:p>Parkings ouvrage</text:p>
          </table:table-cell>
          <table:table-cell table:number-columns-repeated="252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string">
            <text:p>Cours d'eau</text:p>
          </table:table-cell>
          <table:table-cell table:number-columns-repeated="252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Bénéficiaires des prestations légales (2009)</text:p>
          </table:table-cell>
          <table:table-cell table:number-columns-repeated="252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Site classes</text:p>
          </table:table-cell>
          <table:table-cell table:number-columns-repeated="252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Espaces boisés</text:p>
          </table:table-cell>
          <table:table-cell table:number-columns-repeated="252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Fontaines</text:p>
          </table:table-cell>
          <table:table-cell table:number-columns-repeated="252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Déclaration d'intention d'aliegner</text:p>
          </table:table-cell>
          <table:table-cell table:number-columns-repeated="252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Marches conclus</text:p>
          </table:table-cell>
          <table:table-cell table:number-columns-repeated="252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style-name="ce3" office:value-type="string">
            <text:p>Effectif scolaire</text:p>
          </table:table-cell>
          <table:table-cell table:number-columns-repeated="252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Boites aux lettres (OSM)</text:p>
          </table:table-cell>
          <table:table-cell table:number-columns-repeated="252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Inventaire botanique (Telabotanica)</text:p>
          </table:table-cell>
          <table:table-cell table:number-columns-repeated="252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Comptage</text:p>
          </table:table-cell>
          <table:table-cell table:number-columns-repeated="252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Ouvrage d'art</text:p>
          </table:table-cell>
          <table:table-cell table:number-columns-repeated="252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Population par âge (1999)</text:p>
          </table:table-cell>
          <table:table-cell table:number-columns-repeated="252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Zoo</text:p>
          </table:table-cell>
          <table:table-cell table:number-columns-repeated="252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Espaces chiens</text:p>
          </table:table-cell>
          <table:table-cell table:number-columns-repeated="252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Perimettre d etude</text:p>
          </table:table-cell>
          <table:table-cell table:number-columns-repeated="252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Carte scolaire maternelle</text:p>
          </table:table-cell>
          <table:table-cell table:number-columns-repeated="252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Population salariée (2008)</text:p>
          </table:table-cell>
          <table:table-cell table:number-columns-repeated="252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Pharmacie (OSM)</text:p>
          </table:table-cell>
          <table:table-cell table:number-columns-repeated="252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Plan ville</text:p>
          </table:table-cell>
          <table:table-cell table:number-columns-repeated="25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Flux actif</text:p>
          </table:table-cell>
          <table:table-cell table:number-columns-repeated="252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Créations d’activités économiques (2009)</text:p>
          </table:table-cell>
          <table:table-cell table:number-columns-repeated="252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Points recyclages (OSM)</text:p>
          </table:table-cell>
          <table:table-cell table:number-columns-repeated="252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ites hebergement urgence</text:p>
          </table:table-cell>
          <table:table-cell table:number-columns-repeated="252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Evapotranspiration</text:p>
          </table:table-cell>
          <table:table-cell table:number-columns-repeated="252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Affichage libre</text:p>
          </table:table-cell>
          <table:table-cell table:number-columns-repeated="252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tations Services (OSM)</text:p>
          </table:table-cell>
          <table:table-cell table:number-columns-repeated="252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ZAC</text:p>
          </table:table-cell>
          <table:table-cell table:number-columns-repeated="252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Sous-quartiers</text:p>
          </table:table-cell>
          <table:table-cell table:number-columns-repeated="25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Finances locales</text:p>
          </table:table-cell>
          <table:table-cell table:number-columns-repeated="25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Passages pietons</text:p>
          </table:table-cell>
          <table:table-cell table:number-columns-repeated="25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éléphones publics (OSM)</text:p>
          </table:table-cell>
          <table:table-cell table:number-columns-repeated="25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Jeux Enfants par type</text:p>
          </table:table-cell>
          <table:table-cell table:number-columns-repeated="252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Jeux Enfants par age</text:p>
          </table:table-cell>
          <table:table-cell table:number-columns-repeated="252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Accessibilité ERP</text:p>
          </table:table-cell>
          <table:table-cell table:number-columns-repeated="252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Sites de proximite</text:p>
          </table:table-cell>
          <table:table-cell table:number-columns-repeated="252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string">
            <text:p>Attribution des subventions</text:p>
          </table:table-cell>
          <table:table-cell table:number-columns-repeated="252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Monuments</text:p>
          </table:table-cell>
          <table:table-cell table:number-columns-repeated="252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onnées localisées sur l’emploi au lieu de travail (2008)</text:p>
          </table:table-cell>
          <table:table-cell table:number-columns-repeated="252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Quartiers</text:p>
          </table:table-cell>
          <table:table-cell table:number-columns-repeated="25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Places GIG</text:p>
          </table:table-cell>
          <table:table-cell table:number-columns-repeated="252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Zone pietonne</text:p>
          </table:table-cell>
          <table:table-cell table:number-columns-repeated="252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ZAT</text:p>
          </table:table-cell>
          <table:table-cell table:number-columns-repeated="252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Indice air</text:p>
          </table:table-cell>
          <table:table-cell table:number-columns-repeated="252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Budget primitif</text:p>
          </table:table-cell>
          <table:table-cell table:number-columns-repeated="252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Station Air</text:p>
          </table:table-cell>
          <table:table-cell table:number-columns-repeated="252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Limite commune</text:p>
          </table:table-cell>
          <table:table-cell table:number-columns-repeated="252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Premons</text:p>
          </table:table-cell>
          <table:table-cell table:number-columns-repeated="252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Bureaux de vote</text:p>
          </table:table-cell>
          <table:table-cell table:number-columns-repeated="252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Naissances domiciliées (2005, 2006, 2007, 2008 et 2009)</text:p>
          </table:table-cell>
          <table:table-cell table:number-columns-repeated="252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Permis de construire</text:p>
          </table:table-cell>
          <table:table-cell table:number-columns-repeated="252"/>
        </table:table-row>
        <table:table-row table:style-name="ro3">
          <table:table-cell office:value-type="float" office:value="263">
            <text:p>26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Budget antérieur</text:p>
          </table:table-cell>
          <table:table-cell table:number-columns-repeated="252"/>
        </table:table-row>
        <table:table-row table:style-name="ro2" table:visibility="collapse">
          <table:table-cell office:value-type="float" office:value="356">
            <text:p>35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Signalisation</text:p>
          </table:table-cell>
          <table:table-cell table:number-columns-repeated="252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Etat civil</text:p>
          </table:table-cell>
          <table:table-cell table:number-columns-repeated="252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Circonscriptions</text:p>
          </table:table-cell>
          <table:table-cell table:number-columns-repeated="252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antons</text:p>
          </table:table-cell>
          <table:table-cell table:number-columns-repeated="25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Résultats elections</text:p>
          </table:table-cell>
          <table:table-cell table:number-columns-repeated="25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Tarifs</text:p>
          </table:table-cell>
          <table:table-cell table:number-columns-repeated="25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Infractions places GIG</text:p>
          </table:table-cell>
          <table:table-cell table:number-columns-repeated="25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Manifestations sportives</text:p>
          </table:table-cell>
          <table:table-cell table:number-columns-repeated="25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Equipements sportifs</text:p>
          </table:table-cell>
          <table:table-cell table:number-columns-repeated="25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élibérations</text:p>
          </table:table-cell>
          <table:table-cell table:number-columns-repeated="25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ombre de deces</text:p>
          </table:table-cell>
          <table:table-cell table:number-columns-repeated="25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EBC</text:p>
          </table:table-cell>
          <table:table-cell table:number-columns-repeated="25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Achats</text:p>
          </table:table-cell>
          <table:table-cell table:number-columns-repeated="25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OC</text:p>
          </table:table-cell>
          <table:table-cell table:number-columns-repeated="25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ZAD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Enquete qualiville</text:p>
          </table:table-cell>
          <table:table-cell table:number-columns-repeated="252"/>
        </table:table-row>
        <table:table-row table:style-name="ro2">
          <table:table-cell table:style-name="ce2" table:formula="of:=SUM([.A3:.A100])" office:value-type="float" office:value="70560">
            <text:p>70560</text:p>
          </table:table-cell>
          <table:table-cell table:style-name="ce2" table:formula="of:=SUM([.B3:.B100])" office:value-type="float" office:value="1222">
            <text:p>1222</text:p>
          </table:table-cell>
          <table:table-cell table:style-name="ce2"/>
          <table:table-cell table:style-name="ce2" office:value-type="string">
            <text:p>TOTAL</text:p>
          </table:table-cell>
          <table:table-cell table:number-columns-repeated="252"/>
        </table:table-row>
        <table:table-row table:style-name="ro2" table:number-rows-repeated="1048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istiques_xls" table:style-name="ta2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office:value-type="string">
            <text:p>Requêtes analysées du Mar 29 Mars 2011 à 18:12 au Mer 20 Mars 2013 à 16:59 (721,95 jours)</text:p>
          </table:table-cell>
          <table:table-cell table:number-columns-repeated="255"/>
        </table:table-row>
        <table:table-row table:style-name="ro2">
          <table:table-cell office:value-type="string">
            <text:p>Nb de req.</text:p>
          </table:table-cell>
          <table:table-cell office:value-type="string">
            <text:p>req/7 jours</text:p>
          </table:table-cell>
          <table:table-cell office:value-type="string">
            <text:p>fichier</text:p>
          </table:table-cell>
          <table:table-cell table:number-columns-repeated="253"/>
        </table:table-row>
        <table:table-row table:style-name="ro2">
          <table:table-cell office:value-type="float" office:value="6701">
            <text:p>6701</text:p>
          </table:table-cell>
          <table:table-cell office:value-type="float" office:value="64">
            <text:p>64</text:p>
          </table:table-cell>
          <table:table-cell office:value-type="string">
            <text:p>/datastore/villemtp_mtp_listeassoc_2011.xls</text:p>
          </table:table-cell>
          <table:table-cell table:number-columns-repeated="5"/>
          <table:table-cell table:style-name="ce4" office:value-type="string">
            <text:p>fichier</text:p>
          </table:table-cell>
          <table:table-cell table:style-name="ce4" office:value-type="string">
            <text:p>Nb de req. sur fichiers .xls (mars 2011 - mars 2013)</text:p>
          </table:table-cell>
          <table:table-cell table:number-columns-repeated="246"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19">
            <text:p>19</text:p>
          </table:table-cell>
          <table:table-cell office:value-type="string">
            <text:p>/datastore/villemtp_mtp_etablipublic_2011_v2.xls</text:p>
          </table:table-cell>
          <table:table-cell table:number-columns-repeated="5"/>
          <table:table-cell table:style-name="ce4" office:value-type="string">
            <text:p>Associations</text:p>
          </table:table-cell>
          <table:table-cell table:style-name="ce5" office:value-type="float" office:value="9918">
            <text:p>9918</text:p>
          </table:table-cell>
          <table:table-cell table:number-columns-repeated="246"/>
        </table:table-row>
        <table:table-row table:style-name="ro2">
          <table:table-cell office:value-type="float" office:value="3217">
            <text:p>3217</text:p>
          </table:table-cell>
          <table:table-cell office:value-type="float" office:value="22">
            <text:p>22</text:p>
          </table:table-cell>
          <table:table-cell office:value-type="string">
            <text:p>/datastore/associations_montpellier.xls</text:p>
          </table:table-cell>
          <table:table-cell table:number-columns-repeated="5"/>
          <table:table-cell table:style-name="ce4" office:value-type="string">
            <text:p>Etablissements publics (ERP)</text:p>
          </table:table-cell>
          <table:table-cell table:style-name="ce5" office:value-type="float" office:value="5096">
            <text:p>5096</text:p>
          </table:table-cell>
          <table:table-cell table:number-columns-repeated="246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/datastore/villemtp_mtp_etablipublic_2011_v3.xls</text:p>
          </table:table-cell>
          <table:table-cell table:number-columns-repeated="5"/>
          <table:table-cell table:style-name="ce4" office:value-type="string">
            <text:p>Camera vidéo protection</text:p>
          </table:table-cell>
          <table:table-cell table:style-name="ce5" office:value-type="float" office:value="591">
            <text:p>591</text:p>
          </table:table-cell>
          <table:table-cell table:number-columns-repeated="246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10">
            <text:p>10</text:p>
          </table:table-cell>
          <table:table-cell office:value-type="string">
            <text:p>/datastore/villemtp_mtp_camerasurv_2011.xls</text:p>
          </table:table-cell>
          <table:table-cell table:number-columns-repeated="5"/>
          <table:table-cell table:style-name="ce4" office:value-type="string">
            <text:p>Carte scolaire primaire</text:p>
          </table:table-cell>
          <table:table-cell table:style-name="ce5" office:value-type="float" office:value="443">
            <text:p>443</text:p>
          </table:table-cell>
          <table:table-cell table:number-columns-repeated="246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4">
            <text:p>4</text:p>
          </table:table-cell>
          <table:table-cell office:value-type="string">
            <text:p>/datastore/villemtp_mtp_etablipublic_2011.xls</text:p>
          </table:table-cell>
          <table:table-cell table:number-columns-repeated="5"/>
          <table:table-cell table:style-name="ce4" office:value-type="string">
            <text:p>Inventaire botanique</text:p>
          </table:table-cell>
          <table:table-cell table:style-name="ce5" office:value-type="float" office:value="379">
            <text:p>379</text:p>
          </table:table-cell>
          <table:table-cell table:number-columns-repeated="5"/>
          <table:table-cell table:style-name="ce6"/>
          <table:table-cell table:number-columns-repeated="240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17">
            <text:p>17</text:p>
          </table:table-cell>
          <table:table-cell office:value-type="string">
            <text:p>/datastore/villemtp_mtp_cartescopri_2012.xls</text:p>
          </table:table-cell>
          <table:table-cell table:number-columns-repeated="5"/>
          <table:table-cell table:style-name="ce4" office:value-type="string">
            <text:p>Comptage</text:p>
          </table:table-cell>
          <table:table-cell table:style-name="ce5" office:value-type="float" office:value="336">
            <text:p>336</text:p>
          </table:table-cell>
          <table:table-cell/>
          <table:table-cell>
            <draw:frame table:end-cell-address="statistiques_xls.T33" table:end-x="0.617cm" table:end-y="0.124cm" draw:z-index="0" draw:name="Graphique 13" draw:style-name="gr1" draw:text-style-name="P1" svg:width="17.552cm" svg:height="11.801cm" svg:x="0.188cm" svg:y="0.174cm">
              <draw:object draw:notify-on-update-of-ranges="statistiques_xls.I4:statistiques_xls.I13 statistiques_xls.J3:statistiques_xls.J3 statistiques_xls.J4:statistiques_xls.J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6"/>
          <table:table-cell table:number-columns-repeated="240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string">
            <text:p>/datastore/telabotanica_mtp_inventbota_2011.xls</text:p>
          </table:table-cell>
          <table:table-cell table:number-columns-repeated="5"/>
          <table:table-cell table:style-name="ce4" office:value-type="string">
            <text:p>Données en opendata</text:p>
          </table:table-cell>
          <table:table-cell table:style-name="ce5" office:value-type="float" office:value="325">
            <text:p>325</text:p>
          </table:table-cell>
          <table:table-cell table:number-columns-repeated="5"/>
          <table:table-cell table:style-name="ce6"/>
          <table:table-cell table:number-columns-repeated="240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8">
            <text:p>8</text:p>
          </table:table-cell>
          <table:table-cell office:value-type="string">
            <text:p>/datastore/villemtp_mtp_comptage_2012.xls</text:p>
          </table:table-cell>
          <table:table-cell table:number-columns-repeated="5"/>
          <table:table-cell table:style-name="ce4" office:value-type="string">
            <text:p>Filaire voies</text:p>
          </table:table-cell>
          <table:table-cell table:style-name="ce5" office:value-type="float" office:value="295">
            <text:p>295</text:p>
          </table:table-cell>
          <table:table-cell table:number-columns-repeated="5"/>
          <table:table-cell table:style-name="ce6"/>
          <table:table-cell table:number-columns-repeated="240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/datastore/villemtp_mtp_opendata_2011.xls</text:p>
          </table:table-cell>
          <table:table-cell table:number-columns-repeated="5"/>
          <table:table-cell table:style-name="ce4" office:value-type="string">
            <text:p>Evapotranspiration</text:p>
          </table:table-cell>
          <table:table-cell table:style-name="ce5" office:value-type="float" office:value="286">
            <text:p>286</text:p>
          </table:table-cell>
          <table:table-cell table:number-columns-repeated="5"/>
          <table:table-cell table:style-name="ce6"/>
          <table:table-cell table:number-columns-repeated="240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/datastore/villemtp_mtp_filairevoies_2011.xls</text:p>
          </table:table-cell>
          <table:table-cell table:number-columns-repeated="5"/>
          <table:table-cell table:style-name="ce4" office:value-type="string">
            <text:p>Carte scolaire maternelle</text:p>
          </table:table-cell>
          <table:table-cell table:style-name="ce5" office:value-type="float" office:value="272">
            <text:p>272</text:p>
          </table:table-cell>
          <table:table-cell table:number-columns-repeated="246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string">
            <text:p>/datastore/villemtp_mtp_etp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string">
            <text:p>/datastore/villemtp_mtp_cartescomat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string">
            <text:p>/datastore/villemtp_mtp_arbresremarq_2011.xls</text:p>
          </table:table-cell>
          <table:table-cell table:number-columns-repeated="253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string">
            <text:p>/datastore/villemtp_mtp_financeslocal_2011.xls</text:p>
          </table:table-cell>
          <table:table-cell table:number-columns-repeated="253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string">
            <text:p>/datastore/villemtp_mtp_effectifsco_2012.xls</text:p>
          </table:table-cell>
          <table:table-cell table:number-columns-repeated="253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7">
            <text:p>7</text:p>
          </table:table-cell>
          <table:table-cell office:value-type="string">
            <text:p>/datastore/villemtp_mtp_tarifstavoies_2011.xls</text:p>
          </table:table-cell>
          <table:table-cell table:number-columns-repeated="253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/datastore/villemtp_mtp_eclairagepublic_2011.xls</text:p>
          </table:table-cell>
          <table:table-cell table:number-columns-repeated="253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/datastore/villemtp_mtp_accerp_2012.xls</text:p>
          </table:table-cell>
          <table:table-cell table:number-columns-repeated="253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string">
            <text:p>/datastore/villemtp_mtp_attribsub_2012.xls</text:p>
          </table:table-cell>
          <table:table-cell table:number-columns-repeated="253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/datastore/insee_mtp_naissances_2005-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string">
            <text:p>/datastore/villemtp_mtp_zooiventanimal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/datastore/insee_mtp_entreprisescom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/datastore/villemtp_mtp_jardinsparcs_2011.xls</text:p>
          </table:table-cell>
          <table:table-cell table:number-columns-repeated="253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string">
            <text:p>/datastore/villemtp_mtp_arbresalign_2011.xls</text:p>
          </table:table-cell>
          <table:table-cell table:number-columns-repeated="253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/datastore/ccimtp_h%c3%a9rault_fluxactifs_2006.xls</text:p>
          </table:table-cell>
          <table:table-cell table:number-columns-repeated="253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string">
            <text:p>/datastore/villemtp_mtp_horodateurs_2011.xls</text:p>
          </table:table-cell>
          <table:table-cell table:number-columns-repeated="253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/datastore/villemtp_mtp_pr%c3%a9noms_2012.xls</text:p>
          </table:table-cell>
          <table:table-cell table:number-columns-repeated="253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string">
            <text:p>/datastore/villemtp_mtp_pointadresse_2012.xls</text:p>
          </table:table-cell>
          <table:table-cell table:number-columns-repeated="253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string">
            <text:p>/datastore/villemtp_mtp_espacesverts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string">
            <text:p>/datastore/insee_mtp_revenusfisccom_2008.xls</text:p>
          </table:table-cell>
          <table:table-cell table:number-columns-repeated="253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/datastore/villemtp_mtp_courseau_2011.xls</text:p>
          </table:table-cell>
          <table:table-cell table:number-columns-repeated="253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string">
            <text:p>/datastore/villemtp_mtp_budgetpri_2012.xls</text:p>
          </table:table-cell>
          <table:table-cell table:number-columns-repeated="253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/datastore/villemtp_mtp_ouvragesart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/datastore/villemtp_mtp_monumentshist_2011.xls</text:p>
          </table:table-cell>
          <table:table-cell table:number-columns-repeated="253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/datastore/villemtp_mtp_espacesvertssurface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/datastore/insee_mtp_localemplcom_2009.xls</text:p>
          </table:table-cell>
          <table:table-cell table:number-columns-repeated="253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/datastore/insee_mtp_cafcom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string">
            <text:p>/datastore/villemtp_mtp_etatcivil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/datastore/villemtp_mtp_diag_centr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/datastore/insee_mtp_popcom_199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string">
            <text:p>/datastore/villemtp_mtp_d%c3%a9fibrillateur_2012.xls</text:p>
          </table:table-cell>
          <table:table-cell table:number-columns-repeated="253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/datastore/insee_mtp_cafiri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/datastore/villemtp_mtp_permisconst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/datastore/insee_mtp_cmucom_2010.xls</text:p>
          </table:table-cell>
          <table:table-cell table:number-columns-repeated="253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/datastore/villemtp_mtp_sitesclass%c3%a9s_2012.xls</text:p>
          </table:table-cell>
          <table:table-cell table:number-columns-repeated="253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string">
            <text:p>/datastore/villemtp_mtp_diag_portmariann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/datastore/villemtp_mtp_espaceschiens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/datastore/villemtp_mtp_acctrottoir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string">
            <text:p>/datastore/villemtp_mtp_fontaines_2012.xls</text:p>
          </table:table-cell>
          <table:table-cell table:number-columns-repeated="25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/datastore/insee_mtp_popsalcom_2008.xls</text:p>
          </table:table-cell>
          <table:table-cell table:number-columns-repeated="25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/datastore/villemtp_mtp_b%c3%a2timents_2011.xls</text:p>
          </table:table-cell>
          <table:table-cell table:number-columns-repeated="253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/datastore/villemtp_mtp_pae_2011.xls</text:p>
          </table:table-cell>
          <table:table-cell table:number-columns-repeated="253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string">
            <text:p>/datastore/villemtp_mtp_parkingouvrage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string">
            <text:p>/datastore/villemtp_mtp_zatm%c3%a9ric_2011.xls</text:p>
          </table:table-cell>
          <table:table-cell table:number-columns-repeated="25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string">
            <text:p>/datastore/insee_mtp_revenusfisciris_2008.xls</text:p>
          </table:table-cell>
          <table:table-cell table:number-columns-repeated="25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/datastore/villemtp_mtp_espacesvertspublics_2011.xls</text:p>
          </table:table-cell>
          <table:table-cell table:number-columns-repeated="253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string">
            <text:p>/datastore/osm_mtp_boitelettre_2012.xls</text:p>
          </table:table-cell>
          <table:table-cell table:number-columns-repeated="25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/datastore/insee_mtp_demandeursemplcom_2011.xls</text:p>
          </table:table-cell>
          <table:table-cell table:number-columns-repeated="253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string">
            <text:p>/datastore/villemtp_mtp_infractgig_2011.xls</text:p>
          </table:table-cell>
          <table:table-cell table:number-columns-repeated="253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/datastore/villemtp_mtp_manifestationsportives_2012.xls</text:p>
          </table:table-cell>
          <table:table-cell table:number-columns-repeated="253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string">
            <text:p>/datastore/villemtp_mtp_budgetant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/datastore/insee_mtp_entrepriseszu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/datastore/villemtp_mtp_bassinsversants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/datastore/villemtp_mtp_sitesheburg_2012.xls</text:p>
          </table:table-cell>
          <table:table-cell table:number-columns-repeated="253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/datastore/insee_mtp_cafzus_2009.xls</text:p>
          </table:table-cell>
          <table:table-cell table:number-columns-repeated="25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/datastore/ar.xls</text:p>
          </table:table-cell>
          <table:table-cell table:number-columns-repeated="253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/datastore/insee_mtp_cr%c3%a9ationentrepcom_2009.xls</text:p>
          </table:table-cell>
          <table:table-cell table:number-columns-repeated="25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/datastore/insee_mtp_entreprisesiris_2009.xls</text:p>
          </table:table-cell>
          <table:table-cell table:number-columns-repeated="25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/datastore/villemtp_mtp_diag_aubes_2012.xls</text:p>
          </table:table-cell>
          <table:table-cell table:number-columns-repeated="25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/datastore/villemtp_mtp_elections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/datastore/villemtp_mtp_p%c3%a9rim%c3%a8tresetud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/datastore/insee_mtp_popiris_1999.xls</text:p>
          </table:table-cell>
          <table:table-cell table:number-columns-repeated="253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string">
            <text:p>/datastore/villemtp_mtp_equipementsportif_2012.xls</text:p>
          </table:table-cell>
          <table:table-cell table:number-columns-repeated="25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/datastore/insee_mtp_localempliris_2009.xls</text:p>
          </table:table-cell>
          <table:table-cell table:number-columns-repeated="25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/datastore/villemtp_mtp_diag_faubourgs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/datastore/donnees_od.xls</text:p>
          </table:table-cell>
          <table:table-cell table:number-columns-repeated="25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string">
            <text:p>/datastore/villemtp_mtp_diag_gambetta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/datastore/villemtp_mtp_diag_petitbardpergolacelleneuve_2012.xls</text:p>
          </table:table-cell>
          <table:table-cell table:number-columns-repeated="25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string">
            <text:p>/datastore/villemtp_mtp_diag_figuerolles_2012.xls</text:p>
          </table:table-cell>
          <table:table-cell table:number-columns-repeated="25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/datastore/insee_mtp_cmuiris_2010.xls</text:p>
          </table:table-cell>
          <table:table-cell table:number-columns-repeated="25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/datastore/villemtp_mtp_diag_gare_2012.xls</text:p>
          </table:table-cell>
          <table:table-cell table:number-columns-repeated="25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/datastore/villemtp_mtp_placesreserv_2011.xls</text:p>
          </table:table-cell>
          <table:table-cell table:number-columns-repeated="25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/datastore/insee_mtp_popsaliris_2008.xls</text:p>
          </table:table-cell>
          <table:table-cell table:number-columns-repeated="25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/datastore/programme_zat_meric.xls</text:p>
          </table:table-cell>
          <table:table-cell table:number-columns-repeated="25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/datastore/villemtp_mtp_sitesprox_2012.xls</text:p>
          </table:table-cell>
          <table:table-cell table:number-columns-repeated="25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/datastore/insee_mtp_demandeursemplzus_2011.xls</text:p>
          </table:table-cell>
          <table:table-cell table:number-columns-repeated="25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/datastore/villemtp_mtp_zooiventv%c3%a9g%c3%a9t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string">
            <text:p>/datastore/villemtp_mtp_diag_hopitauxfacult%c3%a9s_2012.xls</text:p>
          </table:table-cell>
          <table:table-cell table:number-columns-repeated="25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/datastore/insee_mtp_popzus_1999.xls</text:p>
          </table:table-cell>
          <table:table-cell table:number-columns-repeated="25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string">
            <text:p>/datastore/insee_mtp_cmuzus_2010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string">
            <text:p>/datastore/villemtp_mtp_affichagelibr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string">
            <text:p>/datastore/villemtp_mtp_monuments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/datastore/insee_mtp_cr%c3%a9ationentrepzu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/datastore/villemtp_mtp_diag_lemassoncroixargent_2012.xls</text:p>
          </table:table-cell>
          <table:table-cell table:number-columns-repeated="25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string">
            <text:p>/datastore/insee_mtp_demandeursemplcom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/datastore/cci_fluxvoiture_34_2006.xls</text:p>
          </table:table-cell>
          <table:table-cell table:number-columns-repeated="25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/datastore/insee_mtp_cr%c3%a9ationentrepiri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string">
            <text:p>/datastore/insee_mtp_popsalzus_2008.xls</text:p>
          </table:table-cell>
          <table:table-cell table:number-columns-repeated="25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/datastore/villemtp_mtp_diag_paillade_2012.xls</text:p>
          </table:table-cell>
          <table:table-cell table:number-columns-repeated="25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/datastore/villemtp_mtp_diag_ovaliemartell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/datastore/osm_mtp_pharmacie_2012.xls</text:p>
          </table:table-cell>
          <table:table-cell table:number-columns-repeated="25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/datastore/villemtp_mtp_diag_hautsdemassane_2012.xls</text:p>
          </table:table-cell>
          <table:table-cell table:number-columns-repeated="25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/datastore/villemtp_mtp_dia_2011.xls</text:p>
          </table:table-cell>
          <table:table-cell table:number-columns-repeated="25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/datastore/insee_mtp_demandeursempliris_2009.xls</text:p>
          </table:table-cell>
          <table:table-cell table:number-columns-repeated="25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string">
            <text:p>/datastore/villemtp_mtp_bureauxvote_2012.xls</text:p>
          </table:table-cell>
          <table:table-cell table:number-columns-repeated="25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/datastore/insee_mtp_demandeursemplzus_2009.xls</text:p>
          </table:table-cell>
          <table:table-cell table:number-columns-repeated="25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/datastore/osm_mtp_atm_2012.xls</text:p>
          </table:table-cell>
          <table:table-cell table:number-columns-repeated="25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/datastore/osm_mtp_stationservic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/datastore/villemtp_mtp_jeuenfanttype_2012.xls</text:p>
          </table:table-cell>
          <table:table-cell table:number-columns-repeated="25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/datastore/villemtp_mtp_placesgig_2012.xls</text:p>
          </table:table-cell>
          <table:table-cell table:number-columns-repeated="25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/datastore/villemtp_mtp_jeuenfantage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http://opendata.montpelliernumerique.fr/datastore/villemtp_mtp_listeassoc_2011.xls</text:p>
          </table:table-cell>
          <table:table-cell table:number-columns-repeated="25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/datastore/insee_mtp_revenusfisczus_2008.xls</text:p>
          </table:table-cell>
          <table:table-cell table:number-columns-repeated="25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string">
            <text:p>/datastore/osm_mtp_recyclage_2012.xls</text:p>
          </table:table-cell>
          <table:table-cell table:number-columns-repeated="25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/datastore/villemtp_mtp_signalisation_2012.xls</text:p>
          </table:table-cell>
          <table:table-cell table:number-columns-repeated="25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/datastore/airlr_lr_stationair_2012.xls</text:p>
          </table:table-cell>
          <table:table-cell table:number-columns-repeated="25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string">
            <text:p>/datastore/osm_mtp_telephonepublic_2012.xls</text:p>
          </table:table-cell>
          <table:table-cell table:number-columns-repeated="25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string">
            <text:p>/datastore/villemtp_mtp_nbred%c3%a9c%c3%a8s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string">
            <text:p>/datastore/villemtp_mtp_march%c3%a9sconclus_2010.xls</text:p>
          </table:table-cell>
          <table:table-cell table:number-columns-repeated="25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string">
            <text:p>/datastore/villemtp_mtp_achats_2013.xls</text:p>
          </table:table-cell>
          <table:table-cell table:number-columns-repeated="25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/datastore/villemtp_mtp_march%c3%a9sconclus_2007.xls</text:p>
          </table:table-cell>
          <table:table-cell table:number-columns-repeated="25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/datastore/villemtp_mtp_cantons_2012.xls</text:p>
          </table:table-cell>
          <table:table-cell table:number-columns-repeated="25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/datastore/arbres_ok_od.xls</text:p>
          </table:table-cell>
          <table:table-cell table:number-columns-repeated="25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/datastore/villemtp_mtp_circonscriptions_2012.xls</text:p>
          </table:table-cell>
          <table:table-cell table:number-columns-repeated="25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/datastore/villemtp_mtp_march%c3%a9sconclus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/datastore/villemtp_mtp_dia_2008.xls</text:p>
          </table:table-cell>
          <table:table-cell table:number-columns-repeated="25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/datastore/villemtp_mtp_dia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/datastore/arbres2.xls</text:p>
          </table:table-cell>
          <table:table-cell table:number-columns-repeated="25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string">
            <text:p>/datastore/villemtp_mtp_march%c3%a9sconclus_2009.xls</text:p>
          </table:table-cell>
          <table:table-cell table:number-columns-repeated="25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/datastore/villemtp_mtp_dia_2010.xl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/datastore/villemtp_mtp_march%c3%a9sconclus_2006.xl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/datastore/villemtp_mtp_passagespiet_2011.xls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/datastore/insee_mtp_revenusfisciris_2009.xls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/datastore/insee_mtp_revenusfisczu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/datastore/villemtp_mtp_march%c3%a9sconclus_2008.xl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/datastore/insee_mtp_revenusfisccom_2009.xl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/datastore/villemtp_mtp_arbresremarq_2011_v2.xl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/datastore/villemtp_mtp_pointadresse_2012_v2.xl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http://opendata.montpelliernumerique.fr/datastore/villemtp_mtp_etablipublic_2011_v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http://opendata.montpelliernumerique.fr/datastore/villemtp_mtp_etablipublic_2011_v3.xl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/datastore/villemtp_mtp_acctrottoir_2012_v2.xl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/datastore/villemtp_mtp_arbresalign_2011_v2.xl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http://opendata.montpelliernumerique.fr/datastore/associations_montpellier.xl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/datastore/villemtp_mtp_b/xc3/xa2timents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/datastore/telabotanica_mtp_inventbota_2011_v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/datastore/villemtp_mtp_b%c3%a2timents_2011_v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/datastore/villemtp_mtp_sitesclass%c3%a9s_2012_v2.xls</text:p>
          </table:table-cell>
          <table:table-cell table:number-columns-repeated="25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/data/associations_montpellier.xls</text:p>
          </table:table-cell>
          <table:table-cell table:number-columns-repeated="25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/datastore/villemtp_mtp_monumentshist_2011_v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/datastore/villemtp_mtp_espacesvertssurface_2011_v2.xls</text:p>
          </table:table-cell>
          <table:table-cell table:number-columns-repeated="25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/datastore/villemtp_mtp_march/xc3/xa9sconclus_2006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/datastore/villemtp_mtp_filairevoies_2011_v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/datastore/villemtp_mtp_effectifsco_2013.xls</text:p>
          </table:table-cell>
          <table:table-cell table:number-columns-repeated="25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/datastore/villemtp_mtp_diag_hopitauxfacult/xc3/xa9s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/datastore/villemtp_mtp_march/xc3/xa9sconclus_2007.xls</text:p>
          </table:table-cell>
          <table:table-cell table:number-columns-repeated="25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/datastore/villemtp_mtp_p/xc3/xa9rim/xc3/xa8tresetud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/datastore/villemtp_mtp_sitesclass/xc3/xa9s_2012.xls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/datastore/villemtp_mtp_march/xc3/xa9sconclus_2008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/datastore/villemtp_mtp_march/xc3/xa9sconclus_2009.xls</text:p>
          </table:table-cell>
          <table:table-cell table:number-columns-repeated="25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/datastore/villemtp_mtp_zooiventv/xc3/xa9g/xc3/xa9t_2011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/img/xls/lieuxtouristiques.xls</text:p>
          </table:table-cell>
          <table:table-cell table:number-columns-repeated="25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datastore/villemtp_mtp_march/xc3/xa9sconclus_2011.xls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string">
            <text:p>/datastore/villemtp_mtp_qvenquete_2009.xls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/datastore/insee_mtp_cr/xc3/xa9ationentrepiris_2009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/datastore/villemtp_mtp_nbred/xc3/xa9c/xc3/xa8s_2012.xls</text:p>
          </table:table-cell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/datastore/insee_mtp_cr/xc3/xa9ationentrepcom_2009.xls</text:p>
          </table:table-cell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/datastore/villemtp_mtp_d%ef%bf%bdfibrillateur_2012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/datastore/villemtp_mtp_march/xc3/xa9sconclus_2010.xls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/datastore/villemtp_mtp_qvenquete_2010.xls</text:p>
          </table:table-cell>
          <table:table-cell table:number-columns-repeated="12"/>
          <table:table-cell table:style-name="ce6"/>
          <table:table-cell table:number-columns-repeated="240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/datastore/villemtp_mtp_qvenquete_2011.xls</text:p>
          </table:table-cell>
          <table:table-cell table:number-columns-repeated="253"/>
        </table:table-row>
        <table:table-row table:style-name="ro2">
          <table:table-cell table:style-name="ce2" table:formula="of:=SUM([.A3:.A173])" office:value-type="float" office:value="31674">
            <text:p>31674</text:p>
          </table:table-cell>
          <table:table-cell table:style-name="ce2" table:formula="of:=SUM([.B3:.B173])" office:value-type="float" office:value="514">
            <text:p>514</text:p>
          </table:table-cell>
          <table:table-cell table:style-name="ce2" office:value-type="string">
            <text:p>TOTAL</text:p>
          </table:table-cell>
          <table:table-cell table:number-columns-repeated="253"/>
        </table:table-row>
        <table:table-row table:style-name="ro2" table:number-rows-repeated="22">
          <table:table-cell table:number-columns-repeated="256"/>
        </table:table-row>
        <table:table-row table:style-name="ro2" table:number-rows-repeated="2">
          <table:table-cell table:number-columns-repeated="14"/>
          <table:table-cell table:style-name="ce6"/>
          <table:table-cell table:number-columns-repeated="24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14"/>
          <table:table-cell table:style-name="ce6"/>
          <table:table-cell table:number-columns-repeated="241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number-columns-repeated="13"/>
          <table:table-cell table:style-name="ce6"/>
          <table:table-cell table:number-columns-repeated="24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13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7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8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37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7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21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22">
          <table:table-cell table:number-columns-repeated="256"/>
        </table:table-row>
        <table:table-row table:style-name="ro2">
          <table:table-cell table:number-columns-repeated="15"/>
          <table:table-cell table:style-name="ce6"/>
          <table:table-cell table:number-columns-repeated="240"/>
        </table:table-row>
        <table:table-row table:style-name="ro2" table:number-rows-repeated="10481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nnées OSM" table:style-name="ta3" table:print="false">
        <table:table-column table:style-name="co1" table:number-columns-repeated="256" table:default-cell-style-name="Default"/>
        <table:table-row table:style-name="ro2">
          <table:table-cell office:value-type="string">
            <text:p>Requêtes analysées du Mar 29 Mars 2011 à 18:12 au Mer 20 Mars 2013 à 16:59 (721,95 jours)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b de req.</text:p>
          </table:table-cell>
          <table:table-cell office:value-type="string">
            <text:p>req/7 jours</text:p>
          </table:table-cell>
          <table:table-cell office:value-type="string">
            <text:p>Nb mois en ligne</text:p>
          </table:table-cell>
          <table:table-cell office:value-type="string">
            <text:p>fichier</text:p>
          </table:table-cell>
          <table:table-cell table:number-columns-repeated="252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ATM (OSM)</text:p>
          </table:table-cell>
          <table:table-cell table:number-columns-repeated="252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Boites aux lettres (OSM)</text:p>
          </table:table-cell>
          <table:table-cell table:number-columns-repeated="252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Pharmacie (OSM)</text:p>
          </table:table-cell>
          <table:table-cell table:number-columns-repeated="252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Points recyclages (OSM)</text:p>
          </table:table-cell>
          <table:table-cell table:number-columns-repeated="252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Stations Services (OSM)</text:p>
          </table:table-cell>
          <table:table-cell table:number-columns-repeated="25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Téléphones publics (OSM)</text:p>
          </table:table-cell>
          <table:table-cell table:number-columns-repeated="252"/>
        </table:table-row>
        <table:table-row table:style-name="ro2" table:number-rows-repeated="104856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ormats" table:style-name="ta4" table:print="false">
        <table:table-column table:style-name="co1" table:number-columns-repeated="256" table:default-cell-style-name="Default"/>
        <table:table-row table:style-name="ro2">
          <table:table-cell office:value-type="string">
            <text:p>Requêtes analysées du Mar 29 Mars 2011 à 18:12 au Mer 20 Mars 2013 à 16:59 (721,95 jours).</text:p>
          </table:table-cell>
          <table:table-cell table:number-columns-repeated="255"/>
        </table:table-row>
        <table:table-row table:style-name="ro2">
          <table:table-cell office:value-type="string">
            <text:p>Nb de req.</text:p>
          </table:table-cell>
          <table:table-cell office:value-type="string">
            <text:p>% octets telechargés</text:p>
          </table:table-cell>
          <table:table-cell office:value-type="string">
            <text:p>extension</text:p>
          </table:table-cell>
          <table:table-cell table:number-columns-repeated="253"/>
        </table:table-row>
        <table:table-row table:style-name="ro2">
          <table:table-cell office:value-type="float" office:value="31674">
            <text:p>31674</text:p>
          </table:table-cell>
          <table:table-cell table:style-name="ce6" office:value-type="percentage" office:value="0.0153">
            <text:p>1,53%</text:p>
          </table:table-cell>
          <table:table-cell office:value-type="string">
            <text:p>.xls</text:p>
          </table:table-cell>
          <table:table-cell table:number-columns-repeated="253"/>
        </table:table-row>
        <table:table-row table:style-name="ro2">
          <table:table-cell office:value-type="float" office:value="15667">
            <text:p>15667</text:p>
          </table:table-cell>
          <table:table-cell table:style-name="ce6" office:value-type="percentage" office:value="0.002">
            <text:p>0,20%</text:p>
          </table:table-cell>
          <table:table-cell office:value-type="string">
            <text:p>.kmz</text:p>
          </table:table-cell>
          <table:table-cell table:number-columns-repeated="253"/>
        </table:table-row>
        <table:table-row table:style-name="ro2">
          <table:table-cell office:value-type="float" office:value="10081">
            <text:p>10081</text:p>
          </table:table-cell>
          <table:table-cell table:style-name="ce6" office:value-type="percentage" office:value="0.0027">
            <text:p>0,27%</text:p>
          </table:table-cell>
          <table:table-cell office:value-type="string">
            <text:p>.csv</text:p>
          </table:table-cell>
          <table:table-cell table:number-columns-repeated="4"/>
          <table:table-cell>
            <draw:frame table:end-cell-address="Formats.N19" table:end-x="0.75cm" table:end-y="0.297cm" draw:z-index="0" draw:name="Graphique 1" draw:style-name="gr1" draw:text-style-name="P1" svg:width="12.844cm" svg:height="7.111cm" svg:x="0.749cm" svg:y="0.099cm">
              <draw:object draw:notify-on-update-of-ranges="Formats.D13:Formats.D17 Formats.E12:Formats.E12 Formats.E13:Formats.E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 office:value-type="float" office:value="4201">
            <text:p>4201</text:p>
          </table:table-cell>
          <table:table-cell table:style-name="ce6" office:value-type="percentage" office:value="0.8864">
            <text:p>88,64%</text:p>
          </table:table-cell>
          <table:table-cell office:value-type="string">
            <text:p>.zip [shape]</text:p>
          </table:table-cell>
          <table:table-cell table:number-columns-repeated="253"/>
        </table:table-row>
        <table:table-row table:style-name="ro2">
          <table:table-cell office:value-type="float" office:value="3213">
            <text:p>3213</text:p>
          </table:table-cell>
          <table:table-cell table:style-name="ce6" office:value-type="percentage" office:value="0.0061">
            <text:p>0,61%</text:p>
          </table:table-cell>
          <table:table-cell office:value-type="string">
            <text:p>.kml</text:p>
          </table:table-cell>
          <table:table-cell table:number-columns-repeated="253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number-columns-repeated="3"/>
          <table:table-cell office:value-type="string">
            <text:p>extension</text:p>
          </table:table-cell>
          <table:table-cell office:value-type="string">
            <text:p>Nb de req.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xls</text:p>
          </table:table-cell>
          <table:table-cell office:value-type="float" office:value="31674">
            <text:p>31674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kmz</text:p>
          </table:table-cell>
          <table:table-cell office:value-type="float" office:value="15667">
            <text:p>15667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csv</text:p>
          </table:table-cell>
          <table:table-cell office:value-type="float" office:value="10081">
            <text:p>10081</text:p>
          </table:table-cell>
          <table:table-cell/>
          <table:table-cell table:style-name="ce6"/>
          <table:table-cell table:number-columns-repeated="249"/>
        </table:table-row>
        <table:table-row table:style-name="ro2">
          <table:table-cell table:number-columns-repeated="3"/>
          <table:table-cell office:value-type="string">
            <text:p>.zip [shape]</text:p>
          </table:table-cell>
          <table:table-cell office:value-type="float" office:value="4201">
            <text:p>4201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kml</text:p>
          </table:table-cell>
          <table:table-cell office:value-type="float" office:value="3213">
            <text:p>3213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3"/>
          <table:table-cell office:value-type="string">
            <text:p>extension</text:p>
          </table:table-cell>
          <table:table-cell office:value-type="string">
            <text:p>% octets telechargés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xls</text:p>
          </table:table-cell>
          <table:table-cell table:style-name="ce6" office:value-type="percentage" office:value="0.0153">
            <text:p>1,53%</text:p>
          </table:table-cell>
          <table:table-cell table:number-columns-repeated="2"/>
          <table:table-cell>
            <draw:frame table:end-cell-address="Formats.N35" table:end-x="0.671cm" table:end-y="0.272cm" draw:z-index="1" draw:name="Graphique 2" draw:style-name="gr1" draw:text-style-name="P1" svg:width="12.844cm" svg:height="7.112cm" svg:x="0.67cm" svg:y="0.073cm">
              <draw:object draw:notify-on-update-of-ranges="Formats.D21:Formats.D25 Formats.E20:Formats.E20 Formats.E21:Formats.E2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48"/>
        </table:table-row>
        <table:table-row table:style-name="ro2">
          <table:table-cell table:number-columns-repeated="3"/>
          <table:table-cell office:value-type="string">
            <text:p>.kmz</text:p>
          </table:table-cell>
          <table:table-cell table:style-name="ce6" office:value-type="percentage" office:value="0.002">
            <text:p>0,20%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csv</text:p>
          </table:table-cell>
          <table:table-cell table:style-name="ce6" office:value-type="percentage" office:value="0.0027">
            <text:p>0,27%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zip [shape]</text:p>
          </table:table-cell>
          <table:table-cell table:style-name="ce6" office:value-type="percentage" office:value="0.8864">
            <text:p>88,64%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.kml</text:p>
          </table:table-cell>
          <table:table-cell table:style-name="ce6" office:value-type="percentage" office:value="0.0061">
            <text:p>0,61%</text:p>
          </table:table-cell>
          <table:table-cell table:number-columns-repeated="251"/>
        </table:table-row>
        <table:table-row table:style-name="ro2" table:number-rows-repeated="10485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rigine" table:style-name="ta5" table:print="false">
        <table:table-column table:style-name="co1" table:number-columns-repeated="256" table:default-cell-style-name="Default"/>
        <table:table-row table:style-name="ro2">
          <table:table-cell office:value-type="string">
            <text:p>Requêtes analysées du Mar 29 Mars 2011 à 18:12 au Mer 20 Mars 2013 à 16:59 (721,95 jours).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Affichage des 20 premières organisations par le nombre de requêtes de pages, triées par le nombre de requêtes de pages.</text:p>
          </table:table-cell>
          <table:table-cell table:number-columns-repeated="255"/>
        </table:table-row>
        <table:table-row table:style-name="ro2">
          <table:table-cell office:value-type="string">
            <text:p>pages</text:p>
          </table:table-cell>
          <table:table-cell office:value-type="string">
            <text:p>% octets</text:p>
          </table:table-cell>
          <table:table-cell office:value-type="string">
            <text:p>organisation</text:p>
          </table:table-cell>
          <table:table-cell table:number-columns-repeated="253"/>
        </table:table-row>
        <table:table-row table:style-name="ro2">
          <table:table-cell office:value-type="float" office:value="38803">
            <text:p>38803</text:p>
          </table:table-cell>
          <table:table-cell table:style-name="ce6" office:value-type="percentage" office:value="0.0227">
            <text:p>2,27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17706">
            <text:p>17706</text:p>
          </table:table-cell>
          <table:table-cell table:style-name="ce6" office:value-type="percentage" office:value="0.0543">
            <text:p>5,43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15399">
            <text:p>15399</text:p>
          </table:table-cell>
          <table:table-cell table:style-name="ce6" office:value-type="percentage" office:value="0.0615">
            <text:p>6,15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13418">
            <text:p>13418</text:p>
          </table:table-cell>
          <table:table-cell table:style-name="ce6" office:value-type="percentage" office:value="0.0002">
            <text:p>0,02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13278">
            <text:p>13278</text:p>
          </table:table-cell>
          <table:table-cell table:style-name="ce6" office:value-type="percentage" office:value="0.0002">
            <text:p>0,02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10510">
            <text:p>10510</text:p>
          </table:table-cell>
          <table:table-cell table:style-name="ce6" office:value-type="percentage" office:value="0.0009">
            <text:p>0,09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9640">
            <text:p>9640</text:p>
          </table:table-cell>
          <table:table-cell table:style-name="ce6" office:value-type="percentage" office:value="0.0276">
            <text:p>2,76%</text:p>
          </table:table-cell>
          <table:table-cell office:value-type="string">
            <text:p>Ville de Montpellier</text:p>
          </table:table-cell>
          <table:table-cell table:number-columns-repeated="253"/>
        </table:table-row>
        <table:table-row table:style-name="ro2">
          <table:table-cell office:value-type="float" office:value="8838">
            <text:p>8838</text:p>
          </table:table-cell>
          <table:table-cell table:style-name="ce6" office:value-type="percentage" office:value="0.0047">
            <text:p>0,47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6941">
            <text:p>6941</text:p>
          </table:table-cell>
          <table:table-cell table:style-name="ce6" office:value-type="percentage" office:value="0.0035">
            <text:p>0,35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6396">
            <text:p>6396</text:p>
          </table:table-cell>
          <table:table-cell table:style-name="ce6" office:value-type="percentage" office:value="0.0036">
            <text:p>0,36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5510">
            <text:p>5510</text:p>
          </table:table-cell>
          <table:table-cell table:style-name="ce6" office:value-type="percentage" office:value="0.0036">
            <text:p>0,36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4985">
            <text:p>4985</text:p>
          </table:table-cell>
          <table:table-cell table:style-name="ce6" office:value-type="percentage" office:value="0.0244">
            <text:p>2,44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4638">
            <text:p>4638</text:p>
          </table:table-cell>
          <table:table-cell table:style-name="ce6" office:value-type="percentage" office:value="0.0452">
            <text:p>4,52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4440">
            <text:p>4440</text:p>
          </table:table-cell>
          <table:table-cell table:style-name="ce6" office:value-type="percentage" office:value="0.0001">
            <text:p>0,01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3985">
            <text:p>3985</text:p>
          </table:table-cell>
          <table:table-cell table:style-name="ce6" office:value-type="percentage" office:value="0.016">
            <text:p>1,60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3934">
            <text:p>3934</text:p>
          </table:table-cell>
          <table:table-cell table:style-name="ce6" office:value-type="percentage" office:value="0.0075">
            <text:p>0,75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3374">
            <text:p>3374</text:p>
          </table:table-cell>
          <table:table-cell table:style-name="ce6" office:value-type="percentage" office:value="0.0314">
            <text:p>3,14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3160">
            <text:p>3160</text:p>
          </table:table-cell>
          <table:table-cell table:style-name="ce6" office:value-type="percentage" office:value="0.011">
            <text:p>1,10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2704">
            <text:p>2704</text:p>
          </table:table-cell>
          <table:table-cell table:style-name="ce6" office:value-type="percentage" office:value="0.0039">
            <text:p>0,39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2539">
            <text:p>2539</text:p>
          </table:table-cell>
          <table:table-cell table:style-name="ce6" office:value-type="percentage" office:value="0.0003">
            <text:p>0,03%</text:p>
          </table:table-cell>
          <table:table-cell office:value-type="string">
            <text:p>anonymisé</text:p>
          </table:table-cell>
          <table:table-cell table:number-columns-repeated="253"/>
        </table:table-row>
        <table:table-row table:style-name="ro2">
          <table:table-cell office:value-type="float" office:value="88676">
            <text:p>88676</text:p>
          </table:table-cell>
          <table:table-cell table:style-name="ce6" office:value-type="percentage" office:value="0.6773">
            <text:p>67,73%</text:p>
          </table:table-cell>
          <table:table-cell office:value-type="string">
            <text:p>[non listées: 3 734 organisations]</text:p>
          </table:table-cell>
          <table:table-cell table:number-columns-repeated="253"/>
        </table:table-row>
        <table:table-row table:style-name="ro2">
          <table:table-cell table:style-name="ce2" table:formula="of:=SUM([.A4:.A24])" office:value-type="float" office:value="268874">
            <text:p>268874</text:p>
          </table:table-cell>
          <table:table-cell table:style-name="ce2"/>
          <table:table-cell table:style-name="ce2" office:value-type="string">
            <text:p>TOTAL</text:p>
          </table:table-cell>
          <table:table-cell table:number-columns-repeated="253"/>
        </table:table-row>
        <table:table-row table:style-name="ro2" table:number-rows-repeated="10485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istiques générales" table:style-name="ta6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office:value-type="string">
            <text:p>Requêtes réussies : 5 059 025 </text:p>
          </table:table-cell>
          <table:table-cell table:number-columns-repeated="255"/>
        </table:table-row>
        <table:table-row table:style-name="ro2">
          <table:table-cell office:value-type="string">
            <text:p>Moyenne journalière des requêtes réussies : 7 007 </text:p>
          </table:table-cell>
          <table:table-cell table:number-columns-repeated="255"/>
        </table:table-row>
        <table:table-row table:style-name="ro2">
          <table:table-cell office:value-type="string">
            <text:p>Requêtes de pages réussies : 268 874 </text:p>
          </table:table-cell>
          <table:table-cell table:number-columns-repeated="255"/>
        </table:table-row>
        <table:table-row table:style-name="ro2">
          <table:table-cell office:value-type="string">
            <text:p>Moyenne journalière des requêtes de pages réussies : 372 </text:p>
          </table:table-cell>
          <table:table-cell table:number-columns-repeated="255"/>
        </table:table-row>
        <table:table-row table:style-name="ro2">
          <table:table-cell office:value-type="string">
            <text:p>Requêtes ayant échoué : 152 522 </text:p>
          </table:table-cell>
          <table:table-cell table:number-columns-repeated="255"/>
        </table:table-row>
        <table:table-row table:style-name="ro2">
          <table:table-cell office:value-type="string">
            <text:p>Fichiers distincts demandés : 48 566 </text:p>
          </table:table-cell>
          <table:table-cell table:number-columns-repeated="255"/>
        </table:table-row>
        <table:table-row table:style-name="ro2">
          <table:table-cell office:value-type="string">
            <text:p>Hôtes distincts servis : 64 084 </text:p>
          </table:table-cell>
          <table:table-cell table:number-columns-repeated="255"/>
        </table:table-row>
        <table:table-row table:style-name="ro2">
          <table:table-cell office:value-type="string">
            <text:p>Données transférées : 1,16 tera-octets </text:p>
          </table:table-cell>
          <table:table-cell table:number-columns-repeated="255"/>
        </table:table-row>
        <table:table-row table:style-name="ro2">
          <table:table-cell office:value-type="string">
            <text:p>Quantité moyenne journalière de données transférées : 1,64 giga-octets</text:p>
          </table:table-cell>
          <table:table-cell table:number-columns-repeated="255"/>
        </table:table-row>
        <table:table-row table:style-name="ro2" table:number-rows-repeated="104856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11/04/2013</text:date>, <text:time>10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istiques_20_générales" style:display-name="PageStyle_Statistiques génér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que_20_tous_20_formats" style:display-name="PageStyle_Statistique tous form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ques_5f_xls" style:display-name="PageStyle_statistiques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OSM" style:display-name="PageStyle_Données OS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ats" style:display-name="PageStyle_Form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igine" style:display-name="PageStyle_Origin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7:06:44</meta:creation-date>
    <dc:date>2013-04-11T10:51:23.53</dc:date>
    <dc:creator>Jérémie Valentin</dc:creator>
    <meta:document-statistic meta:table-count="6" meta:cell-count="1114" meta:object-count="4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217cm" svg:height="11.235cm" xlink:href=".." xlink:type="simple" chart:class="chart:bar" chart:style-name="ch1">
        <chart:title svg:x="2.846cm" svg:y="0.322cm" chart:style-name="ch2">
          <text:p>Nb de req. sur fichiers (mars 2011 - mars 2013)</text:p>
        </chart:title>
        <chart:legend svg:x="12.222cm" svg:y="5.615cm" style:legend-expansion="custom" chartooo:width="5.609cm" chartooo:height="1.023cm" style:legend-expansion-aspect-ratio="5.48289345063539" chart:style-name="ch3"/>
        <chart:plot-area chart:style-name="ch4" table:cell-range-address="'Statistique tous formats'.J6:'Statistique tous formats'.K16" chart:data-source-has-labels="both" svg:x="0.022cm" svg:y="1.039cm" svg:width="12.165cm" svg:height="10.196cm">
          <chartooo:coordinate-region svg:x="1.481cm" svg:y="1.239cm" svg:width="10.706cm" svg:height="5.612cm"/>
          <chart:axis chart:dimension="x" chart:name="primary-x" chart:style-name="ch5" chartooo:axis-type="auto">
            <chartooo:date-scale/>
            <chart:categories table:cell-range-address="'Statistique tous formats'.J7:'Statistique tous formats'.J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tatistique tous formats'.K7:'Statistique tous formats'.K16" chart:label-cell-address="'Statistique tous formats'.K6:'Statistique tous formats'.K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req. sur fichiers (mars 2011 - mars 2013)</text:p>
                <draw:g>
                  <svg:desc>'Statistique tous formats'.K6:'Statistique tous formats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te Associations</text:p>
                <draw:g>
                  <svg:desc>'Statistique tous formats'.J7:'Statistique tous formats'.J16</svg:desc>
                </draw:g>
              </table:table-cell>
              <table:table-cell office:value-type="float" office:value="10149">
                <text:p>10149</text:p>
                <draw:g>
                  <svg:desc>'Statistique tous formats'.K7:'Statistique tous formats'.K16</svg:desc>
                </draw:g>
              </table:table-cell>
            </table:table-row>
            <table:table-row>
              <table:table-cell office:value-type="string">
                <text:p>Etablissements publics</text:p>
              </table:table-cell>
              <table:table-cell office:value-type="float" office:value="8496">
                <text:p>8496</text:p>
              </table:table-cell>
            </table:table-row>
            <table:table-row>
              <table:table-cell office:value-type="string">
                <text:p>Espaces verts (tous)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Arbres d'alignement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Caméras de vidéo protection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Diagnostic territorial (tous quartiers)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Arbres Remarquables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Défibrilateurs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Places reservees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ATM (OSM)</text:p>
              </table:table-cell>
              <table:table-cell office:value-type="float" office:value="971">
                <text:p>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solid" svg:stroke-color="#808080"/>
    </style:style>
    <style:style style:name="ch2" style:family="chart"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gap-width="150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1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553cm" svg:height="11.802cm" xlink:href=".." xlink:type="simple" chart:class="chart:bar" chart:style-name="ch1">
        <chart:title svg:x="1.858cm" svg:y="0.442cm" chart:style-name="ch2">
          <text:p>Nb de req. sur fichiers .xls (mars 2011 - mars 2013)</text:p>
        </chart:title>
        <chart:legend svg:x="12.004cm" svg:y="5.887cm" style:legend-expansion="custom" chartooo:width="5.185cm" chartooo:height="1.023cm" style:legend-expansion-aspect-ratio="5.06842619745846" chart:style-name="ch3"/>
        <chart:plot-area chart:style-name="ch4" table:cell-range-address="statistiques_xls.I3:statistiques_xls.J13" chart:data-source-has-labels="both" svg:x="0.129cm" svg:y="1.109cm" svg:width="12.216cm" svg:height="10.693cm">
          <chartooo:coordinate-region svg:x="1.619cm" svg:y="1.308cm" svg:width="10.726cm" svg:height="7.008cm"/>
          <chart:axis chart:dimension="x" chart:name="primary-x" chart:style-name="ch5" chartooo:axis-type="auto">
            <chartooo:date-scale/>
            <chart:categories table:cell-range-address="statistiques_xls.I4:statistiques_xls.I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ques_xls.J4:statistiques_xls.J13" chart:label-cell-address="statistiques_xls.J3:statistiques_xls.J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req. sur fichiers .xls (mars 2011 - mars 2013)</text:p>
                <draw:g>
                  <svg:desc>statistiques_xls.J3:statistiques_xl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ociations</text:p>
                <draw:g>
                  <svg:desc>statistiques_xls.I4:statistiques_xls.I13</svg:desc>
                </draw:g>
              </table:table-cell>
              <table:table-cell office:value-type="float" office:value="9918">
                <text:p>9918</text:p>
                <draw:g>
                  <svg:desc>statistiques_xls.J4:statistiques_xls.J13</svg:desc>
                </draw:g>
              </table:table-cell>
            </table:table-row>
            <table:table-row>
              <table:table-cell office:value-type="string">
                <text:p>Etablissements publics (ERP)</text:p>
              </table:table-cell>
              <table:table-cell office:value-type="float" office:value="5096">
                <text:p>5096</text:p>
              </table:table-cell>
            </table:table-row>
            <table:table-row>
              <table:table-cell office:value-type="string">
                <text:p>Camera vidéo protection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Carte scolaire primaire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Inventaire botanique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Comptage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Données en opendata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Filaire voies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Evapotranspiratio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Carte scolaire maternelle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Calibri" fo:font-size="10pt" style:font-size-asian="10pt" style:font-size-complex="10pt"/>
    </style:style>
    <style:style style:name="ch7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2.845cm" svg:height="7.112cm" xlink:href=".." xlink:type="simple" chart:class="chart:circle" chart:style-name="ch1">
        <chart:title svg:x="4.942cm" svg:y="0.321cm" chart:style-name="ch2">
          <text:p>Nb de req.</text:p>
        </chart:title>
        <chart:legend svg:x="10.259cm" svg:y="2.597cm" style:legend-expansion="custom" chartooo:width="2.222cm" chartooo:height="3.139cm" style:legend-expansion-aspect-ratio="0.70786874800892" chart:style-name="ch3"/>
        <chart:plot-area chart:style-name="ch4" table:cell-range-address="Formats.D12:Formats.E17" chart:data-source-has-labels="both" svg:x="2.595cm" svg:y="1.433cm" svg:width="5.401cm" svg:height="5.402cm">
          <chartooo:coordinate-region svg:x="2.324cm" svg:y="1.434cm" svg:width="5.944cm" svg:height="5.401cm"/>
          <chart:axis chart:dimension="x" chart:name="primary-x" chart:style-name="ch5" chartooo:axis-type="auto">
            <chartooo:date-scale/>
            <chart:categories table:cell-range-address="Formats.D13:Formats.D17"/>
          </chart:axis>
          <chart:axis chart:dimension="y" chart:name="primary-y" chart:style-name="ch6"/>
          <chart:series chart:style-name="ch7" chart:values-cell-range-address="Formats.E13:Formats.E17" chart:label-cell-address="Formats.E12:Formats.E1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req.</text:p>
                <draw:g>
                  <svg:desc>Formats.E12:Formats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xls</text:p>
                <draw:g>
                  <svg:desc>Formats.D13:Formats.D17</svg:desc>
                </draw:g>
              </table:table-cell>
              <table:table-cell office:value-type="float" office:value="31674">
                <text:p>31674</text:p>
                <draw:g>
                  <svg:desc>Formats.E13:Formats.E17</svg:desc>
                </draw:g>
              </table:table-cell>
            </table:table-row>
            <table:table-row>
              <table:table-cell office:value-type="string">
                <text:p>.kmz</text:p>
              </table:table-cell>
              <table:table-cell office:value-type="float" office:value="15667">
                <text:p>15667</text:p>
              </table:table-cell>
            </table:table-row>
            <table:table-row>
              <table:table-cell office:value-type="string">
                <text:p>.csv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.zip [shape]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string">
                <text:p>.kml</text:p>
              </table:table-cell>
              <table:table-cell office:value-type="float" office:value="3213">
                <text:p>32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Calibri" fo:font-size="10pt" style:font-size-asian="10pt" style:font-size-complex="10pt"/>
    </style:style>
    <style:style style:name="ch6" style:family="chart" style:data-style-name="N11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Calibri" fo:font-size="10pt" style:font-size-asian="10pt" style:font-size-complex="10pt"/>
    </style:style>
    <style:style style:name="ch7" style:family="chart" style:data-style-name="N11"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2.845cm" svg:height="7.113cm" xlink:href=".." xlink:type="simple" chart:class="chart:circle" chart:style-name="ch1">
        <chart:title svg:x="3.634cm" svg:y="0.321cm" chart:style-name="ch2">
          <text:p>% octets telechargés</text:p>
        </chart:title>
        <chart:legend svg:x="10.259cm" svg:y="2.598cm" style:legend-expansion="custom" chartooo:width="2.222cm" chartooo:height="3.139cm" style:legend-expansion-aspect-ratio="0.70786874800892" chart:style-name="ch3"/>
        <chart:plot-area chart:style-name="ch4" table:cell-range-address="Formats.D20:Formats.E25" chart:data-source-has-labels="both" svg:x="2.595cm" svg:y="1.433cm" svg:width="5.402cm" svg:height="5.403cm">
          <chartooo:coordinate-region svg:x="2.324cm" svg:y="1.434cm" svg:width="5.944cm" svg:height="5.402cm"/>
          <chart:axis chart:dimension="x" chart:name="primary-x" chart:style-name="ch5" chartooo:axis-type="auto">
            <chartooo:date-scale/>
            <chart:categories table:cell-range-address="Formats.D21:Formats.D25"/>
          </chart:axis>
          <chart:axis chart:dimension="y" chart:name="primary-y" chart:style-name="ch6"/>
          <chart:series chart:style-name="ch7" chart:values-cell-range-address="Formats.E21:Formats.E25" chart:label-cell-address="Formats.E20:Formats.E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ctets telechargés</text:p>
                <draw:g>
                  <svg:desc>Formats.E20:Formats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xls</text:p>
                <draw:g>
                  <svg:desc>Formats.D21:Formats.D25</svg:desc>
                </draw:g>
              </table:table-cell>
              <table:table-cell office:value-type="float" office:value="0.0153">
                <text:p>0.0153</text:p>
                <draw:g>
                  <svg:desc>Formats.E21:Formats.E25</svg:desc>
                </draw:g>
              </table:table-cell>
            </table:table-row>
            <table:table-row>
              <table:table-cell office:value-type="string">
                <text:p>.kmz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.csv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.zip [shape]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.kml</text:p>
              </table:table-cell>
              <table:table-cell office:value-type="float" office:value="0.0061">
                <text:p>0.00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